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d" draw:textarea-horizontal-align="justify" draw:textarea-vertical-align="middle" draw:auto-grow-height="false" fo:min-height="1.342cm" fo:min-width="6.22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4.884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164cm" fo:min-width="4.09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Long_20_Dash" draw:marker-end="Extrémités_20_de_20_flèche_20_2" draw:marker-end-width="0.3cm" svg:stroke-linecap="butt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0.812cm" fo:min-width="4.306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2.152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34cm" fo:min-width="1.446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Long_20_Dash" draw:marker-end="Extrémités_20_de_20_flèche_20_15" draw:marker-end-width="0.3cm" svg:stroke-linecap="butt" draw:fill="none" draw:textarea-vertical-align="middle" loext:decorative="false"/>
    </style:style>
    <style:style style:name="gr14" style:family="graphic" style:parent-style-name="objectwithoutfill">
      <style:graphic-properties draw:stroke="dash" draw:stroke-dash="Long_20_Dash" draw:marker-end="Extrémités_20_de_20_flèche_20_16" draw:marker-end-width="0.3cm" svg:stroke-linecap="butt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342cm" fo:min-width="5.158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Long_20_Dash" draw:marker-end="Extrémités_20_de_20_flèche_20_17" draw:marker-end-width="0.3cm" svg:stroke-linecap="butt" draw:fill="none" draw:textarea-vertical-align="middle" loext:decorative="false"/>
    </style:style>
    <style:style style:name="gr17" style:family="graphic" style:parent-style-name="standard">
      <style:graphic-properties draw:fill-color="#ffff6d" draw:textarea-horizontal-align="justify" draw:textarea-vertical-align="middle" draw:auto-grow-height="false" fo:min-height="1.696cm" fo:min-width="8.40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Long_20_Dash" draw:marker-end="Extrémités_20_de_20_flèche_20_18" draw:marker-end-width="0.3cm" svg:stroke-linecap="butt" draw:fill="none" draw:textarea-vertical-align="middle" loext:decorative="false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1.518cm" fo:min-width="4.379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Extrémités_20_de_20_flèche_20_19" draw:marker-end-width="0.3cm" draw:fill="none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fill-color="#ff860d" draw:textarea-horizontal-align="justify" draw:textarea-vertical-align="middle" draw:auto-grow-height="false" fo:min-height="1.164cm" fo:min-width="3.749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2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xtrémités_20_de_20_flèche_20_24" draw:marker-end-width="0.3cm" draw:fill="none" draw:textarea-vertical-align="middle" loext:decorative="false"/>
    </style:style>
    <style:style style:name="gr24" style:family="graphic" style:parent-style-name="objectwithoutfill">
      <style:graphic-properties draw:stroke="solid" draw:stroke-dash="Long_20_Dash" draw:marker-end="Extrémités_20_de_20_flèche_20_25" draw:marker-end-width="0.3cm" svg:stroke-linecap="butt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2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27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ff972f" draw:marker-end="Extrémités_20_de_20_flèche_20_28" draw:marker-end-width="0.3cm" draw:fill="none" draw:textarea-vertical-align="middle" loext:decorative="false"/>
    </style:style>
    <style:style style:name="gr28" style:family="graphic" style:parent-style-name="standard">
      <style:graphic-properties draw:fill-color="#bbe33d" draw:textarea-horizontal-align="justify" draw:textarea-vertical-align="middle" draw:auto-grow-height="false" fo:min-height="0.458cm" fo:min-width="0.738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812cm" fo:min-width="1.976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3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xtrémités_20_de_20_flèche_20_33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xtrémités_20_de_20_flèche_20_34" draw:marker-end-width="0.3cm" draw:fill="none" draw:textarea-vertical-align="middle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0.634cm" fo:min-width="1.739cm" style:writing-mode="lr-tb" loext:decorative="false"/>
      <style:paragraph-properties style:writing-mode="lr-tb"/>
    </style:style>
    <style:style style:name="gr34" style:family="graphic" style:parent-style-name="objectwithoutfill">
      <style:graphic-properties draw:marker-end="Extrémités_20_de_20_flèche_20_35" draw:marker-end-width="0.3cm" draw:fill="none" draw:textarea-vertical-align="middle" loext:decorative="false"/>
    </style:style>
    <style:style style:name="gr35" style:family="graphic" style:parent-style-name="standard">
      <style:graphic-properties draw:fill-color="#00a933" draw:textarea-horizontal-align="justify" draw:textarea-vertical-align="middle" draw:auto-grow-height="false" fo:min-height="0.634cm" fo:min-width="2.152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Extrémités_20_de_20_flèche_20_36" draw:marker-end-width="0.3cm" draw:fill="none" draw:textarea-vertical-align="middle" loext:decorative="false"/>
    </style:style>
    <style:style style:name="gr37" style:family="graphic" style:parent-style-name="objectwithoutfill">
      <style:graphic-properties draw:stroke="dash" draw:stroke-dash="Long_20_Dash" draw:marker-end="Extrémités_20_de_20_flèche_20_39" draw:marker-end-width="0.3cm" svg:stroke-linecap="butt" draw:fill="none" draw:textarea-vertical-align="middle" loext:decorative="false"/>
    </style:style>
    <style:style style:name="gr38" style:family="graphic" style:parent-style-name="objectwithoutfill">
      <style:graphic-properties draw:stroke="dash" draw:stroke-dash="Long_20_Dash" draw:marker-end="Extrémités_20_de_20_flèche_20_40" draw:marker-end-width="0.3cm" svg:stroke-linecap="butt" draw:fill="none" draw:textarea-vertical-align="middle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1.046cm" fo:min-width="4.251cm" loext:decorative="false"/>
      <style:paragraph-properties style:writing-mode="lr-tb"/>
    </style:style>
    <style:style style:name="gr40" style:family="graphic" style:parent-style-name="objectwithoutfill">
      <style:graphic-properties draw:marker-end="Extrémités_20_de_20_flèche_20_42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Extrémités_20_de_20_flèche_20_44" draw:marker-end-width="0.3cm" draw:fill="none" draw:textarea-vertical-align="middle" loext:decorative="false"/>
      <style:paragraph-properties style:writing-mode="lr-tb"/>
    </style:style>
    <style:style style:name="gr42" style:family="graphic" style:parent-style-name="objectwithoutfill">
      <style:graphic-properties draw:stroke="dash" draw:stroke-dash="Long_20_Dash" draw:marker-end="Extrémités_20_de_20_flèche_20_45" draw:marker-end-width="0.3cm" svg:stroke-linecap="butt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6d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9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ff860d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-color="#bbe33d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color="#069a2e" loext:opacity="100%" fo:font-size="14pt" style:font-size-asian="14pt" style:font-size-complex="14pt"/>
    </style:style>
    <style:style style:name="P15" style:family="paragraph">
      <loext:graphic-properties draw:fill-color="#00a933"/>
      <style:paragraph-properties fo:text-align="center" style:writing-mode="lr-tb"/>
      <style:text-properties fo:color="#069a2e" loext:opacity="100%" fo:font-size="14pt" style:font-size-asian="14pt" style:font-size-complex="14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.515cm" svg:height="2.25cm" svg:x="2.493cm" svg:y="14.25cm">
          <text:p text:style-name="P1"><text:span text:style-name="T1">!*prec-generic-infix-parser-rec</text:span></text:p>
          <text:p text:style-name="P1"><text:span text:style-name="T1">For infix or prefix in ( …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7.614cm" svg:height="2.5cm" svg:x="17.427cm" svg:y="9.88cm">
          <text:p text:style-name="P1"><text:span text:style-name="T1">pre-check-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6.5cm" svg:height="2cm" svg:x="17.889cm" svg:y="13.731cm">
          <text:p text:style-name="P1"><text:span text:style-name="T1">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008cm" svg:y1="15.375cm" svg:x2="18.542cm" svg:y2="12.014cm" draw:start-shape="id1" draw:start-glue-point="10" draw:end-shape="id2" draw:end-glue-point="7" svg:d="M12008 15375l6534-3361" svg:viewBox="0 0 6535 3362">
          <text:p/>
        </draw:connector>
        <draw:connector draw:style-name="gr5" draw:text-style-name="P5" draw:layer="layout" draw:type="line" svg:x1="21.234cm" svg:y1="12.38cm" svg:x2="21.139cm" svg:y2="13.731cm" draw:start-shape="id2" draw:start-glue-point="8" draw:end-shape="id3" draw:end-glue-point="4" svg:d="M21234 12380l-95 1351" svg:viewBox="0 0 96 1352">
          <text:p/>
        </draw:connector>
        <draw:frame draw:style-name="gr6" draw:text-style-name="P6" draw:layer="layout" svg:width="10.5cm" svg:height="1.673cm" svg:x="9.75cm" svg:y="17.827cm">
          <draw:text-box>
            <text:p><text:span text:style-name="T2">infix-with-precedence-to-prefix</text:span></text:p>
          </draw:text-box>
        </draw:frame>
        <draw:connector draw:style-name="gr7" draw:text-style-name="P5" draw:layer="layout" draw:type="curve" svg:x1="17.889cm" svg:y1="14.731cm" svg:x2="21.139cm" svg:y2="15.731cm" draw:start-shape="id3" draw:start-glue-point="6" draw:end-shape="id3" draw:end-glue-point="8" svg:d="M17889 14731c-751 0-626 752 374 1190s2876 563 2876-190" svg:viewBox="0 0 3734 1543">
          <text:p/>
        </draw:connector>
        <draw:custom-shape draw:style-name="gr8" draw:text-style-name="P7" xml:id="id4" draw:id="id4" draw:layer="layout" svg:width="6.796cm" svg:height="1.5cm" svg:x="21.701cm" svg:y="16.214cm">
          <text:p text:style-name="P1"><text:span text:style-name="T1">!*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23.438cm" svg:y1="15.438cm" svg:x2="25.099cm" svg:y2="16.214cm" draw:start-shape="id3" draw:start-glue-point="9" draw:end-shape="id4" draw:end-glue-point="4" svg:d="M23438 15438l1661 776" svg:viewBox="0 0 1662 777">
          <text:p/>
        </draw:connector>
        <draw:connector draw:style-name="gr10" draw:text-style-name="P5" draw:layer="layout" draw:type="curve" svg:x1="22.696cm" svg:y1="17.495cm" svg:x2="27.502cm" svg:y2="17.495cm" draw:start-shape="id4" draw:start-glue-point="7" draw:end-shape="id4" draw:end-glue-point="9" svg:d="M22696 17495c0 1081 4806 1081 4806 0" svg:viewBox="0 0 4807 812">
          <text:p/>
        </draw:connector>
        <draw:custom-shape draw:style-name="gr11" draw:text-style-name="P3" xml:id="id6" draw:id="id6" draw:layer="layout" svg:width="3.75cm" svg:height="1.5cm" svg:x="8.986cm" svg:y="4.043cm">
          <text:p text:style-name="P1"><text:span text:style-name="T1">$nfx$</text:span></text:p>
          <text:p text:style-name="P1"><text:span text:style-name="T1">deprec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0" draw:id="id10" draw:layer="layout" svg:width="2.75cm" svg:height="1.25cm" svg:x="1.25cm" svg:y="1.25cm">
          <text:p text:style-name="P1"><text:span text:style-name="T1">def-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line" svg:x1="7.085cm" svg:y1="12.688cm" svg:x2="7.251cm" svg:y2="14.25cm" draw:start-shape="id5" draw:start-glue-point="8" draw:end-shape="id1" draw:end-glue-point="4" svg:d="M7085 12688l166 1562" svg:viewBox="0 0 167 1563">
          <text:p/>
        </draw:connector>
        <draw:connector draw:style-name="gr14" draw:text-style-name="P5" draw:layer="layout" draw:type="curve" draw:line-skew="0.458cm" svg:x1="3.886cm" svg:y1="16.171cm" svg:x2="7.251cm" svg:y2="16.5cm" draw:start-shape="id1" draw:start-glue-point="7" draw:end-shape="id1" draw:end-glue-point="8" svg:d="M3886 16171c0 1933 3365 1769 3365 329" svg:viewBox="0 0 3366 1431">
          <text:p/>
        </draw:connector>
        <draw:custom-shape draw:style-name="gr15" draw:text-style-name="P3" xml:id="id5" draw:id="id5" draw:layer="layout" svg:width="8cm" svg:height="2.25cm" svg:x="3.085cm" svg:y="10.438cm">
          <text:p text:style-name="P1"><text:span text:style-name="T1">!*prec-generic-infix-parser</text:span></text:p>
          <text:p text:style-name="P1"><text:span text:style-name="T1">For infix only in { ... } or from {array[ … ]},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5" draw:layer="layout" draw:type="line" svg:x1="10.861cm" svg:y1="5.543cm" svg:x2="9.914cm" svg:y2="10.767cm" draw:start-shape="id6" draw:start-glue-point="8" draw:end-shape="id5" draw:end-glue-point="11" svg:d="M10861 5543l-947 5224" svg:viewBox="0 0 948 5225">
          <text:p/>
        </draw:connector>
        <draw:custom-shape draw:style-name="gr17" draw:text-style-name="P2" xml:id="id7" draw:id="id7" draw:layer="layout" svg:width="12.593cm" svg:height="2.75cm" svg:x="15.722cm" svg:y="2.301cm">
          <text:p text:style-name="P1"><text:span text:style-name="T1">!*prec-generic-infix-parser-prepare-runtime</text:span></text:p>
          <text:p text:style-name="P1"><text:span text:style-name="T1">For infix only in { ... } </text:span></text:p>
          <text:p text:style-name="P1"><text:span text:style-name="T1">(could need runtime evaluati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line" svg:x1="12.736cm" svg:y1="4.793cm" svg:x2="15.722cm" svg:y2="3.676cm" draw:start-shape="id6" draw:start-glue-point="10" draw:end-shape="id7" draw:end-glue-point="6" svg:d="M12736 4793l2986-1117" svg:viewBox="0 0 2987 1118">
          <text:p/>
        </draw:connector>
        <draw:custom-shape draw:style-name="gr19" draw:text-style-name="P9" xml:id="id8" draw:id="id8" draw:layer="layout" svg:width="6.899cm" svg:height="2.5cm" svg:x="13.86cm" svg:y="6.405cm">
          <text:p text:style-name="P1"><text:span text:style-name="T1">!*prec-generic-infix-parser-rec-prepare</text:span></text:p>
          <text:p text:style-name="P8"><text:span text:style-name="T1">For infix or prefix in ( …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17.566cm" svg:y1="4.649cm" svg:x2="17.309cm" svg:y2="6.405cm" draw:start-shape="id7" draw:start-glue-point="7" draw:end-shape="id8" draw:end-glue-point="4" svg:d="M17566 4649l-257 1756" svg:viewBox="0 0 258 1757">
          <text:p text:style-name="P10"><text:span text:style-name="T3">map</text:span></text:p>
        </draw:connector>
        <draw:custom-shape draw:style-name="gr21" draw:text-style-name="P12" xml:id="id9" draw:id="id9" draw:layer="layout" svg:width="6.007cm" svg:height="2cm" svg:x="22.515cm" svg:y="6.351cm">
          <text:p text:style-name="P1"><text:span text:style-name="T4">!*prec-generic-infix-parser-runtime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draw:line-skew="0.043cm 0.05cm" svg:x1="20.759cm" svg:y1="7.655cm" svg:x2="19.749cm" svg:y2="6.771cm" draw:start-shape="id8" draw:start-glue-point="10" draw:end-shape="id8" draw:end-glue-point="11" svg:d="M20759 7655c816 0 681-851 224-1378s-1234-731-1234 494" svg:viewBox="0 0 1601 1794">
          <text:p/>
        </draw:connector>
        <draw:connector draw:style-name="gr23" draw:text-style-name="P5" draw:layer="layout" draw:type="line" svg:x1="25.519cm" svg:y1="8.351cm" svg:x2="23.926cm" svg:y2="10.246cm" draw:start-shape="id9" draw:start-glue-point="8" draw:end-shape="id2" draw:end-glue-point="11" svg:d="M25519 8351l-1593 1895" svg:viewBox="0 0 1594 1896">
          <text:p/>
        </draw:connector>
        <draw:connector draw:style-name="gr24" draw:text-style-name="P5" draw:layer="layout" draw:type="line" svg:x1="11.085cm" svg:y1="11.563cm" svg:x2="17.427cm" svg:y2="11.13cm" draw:start-shape="id5" draw:start-glue-point="10" draw:end-shape="id2" draw:end-glue-point="6" svg:d="M11085 11563l6342-433" svg:viewBox="0 0 6343 434">
          <text:p/>
        </draw:connector>
        <draw:connector draw:style-name="gr25" draw:text-style-name="P5" draw:layer="layout" draw:type="line" svg:x1="17.309cm" svg:y1="8.905cm" svg:x2="18.542cm" svg:y2="10.246cm" draw:start-shape="id8" draw:start-glue-point="8" draw:end-shape="id2" draw:end-glue-point="5" svg:d="M17309 8905l1233 1341" svg:viewBox="0 0 1234 1342">
          <text:p/>
        </draw:connector>
        <draw:connector draw:style-name="gr26" draw:text-style-name="P5" draw:layer="layout" draw:type="line" svg:x1="22.019cm" svg:y1="5.051cm" svg:x2="21.234cm" svg:y2="9.88cm" draw:start-shape="id7" draw:start-glue-point="8" draw:end-shape="id2" draw:end-glue-point="4" svg:d="M22019 5051l-785 4829" svg:viewBox="0 0 786 4830">
          <text:p/>
        </draw:connector>
        <draw:connector draw:style-name="gr27" draw:text-style-name="P5" draw:layer="layout" draw:type="line" svg:x1="26.471cm" svg:y1="4.649cm" svg:x2="25.519cm" svg:y2="6.351cm" draw:start-shape="id7" draw:start-glue-point="9" draw:end-shape="id9" draw:end-glue-point="4" svg:d="M26471 4649l-952 1702" svg:viewBox="0 0 953 1703">
          <text:p/>
        </draw:connector>
        <draw:custom-shape draw:style-name="gr28" draw:text-style-name="P13" xml:id="id12" draw:id="id12" draw:layer="layout" svg:width="1.75cm" svg:height="1cm" svg:x="13.597cm" svg:y="1.625cm">
          <text:p text:style-name="P1"><text:span text:style-name="T1">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11" draw:id="id11" draw:layer="layout" svg:width="3.5cm" svg:height="1.5cm" svg:x="2.581cm" svg:y="4.848cm">
          <text:p text:style-name="P1"><text:span text:style-name="T1">$nfx$-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5" draw:layer="layout" draw:type="line" svg:x1="2.625cm" svg:y1="2.5cm" svg:x2="3.093cm" svg:y2="5.067cm" draw:start-shape="id10" draw:start-glue-point="8" draw:end-shape="id11" draw:end-glue-point="5" svg:d="M2625 2500l468 2567" svg:viewBox="0 0 469 2568">
          <text:p/>
        </draw:connector>
        <draw:connector draw:style-name="gr31" draw:text-style-name="P5" draw:layer="layout" draw:type="line" svg:x1="6.081cm" svg:y1="5.598cm" svg:x2="13.86cm" svg:y2="7.655cm" draw:start-shape="id11" draw:start-glue-point="10" draw:end-shape="id8" draw:end-glue-point="6" svg:d="M6081 5598l7779 2057" svg:viewBox="0 0 7780 2058">
          <text:p/>
        </draw:connector>
        <draw:connector draw:style-name="gr32" draw:text-style-name="P5" draw:layer="layout" draw:type="line" svg:x1="15.347cm" svg:y1="2.125cm" svg:x2="17.566cm" svg:y2="2.703cm" draw:start-shape="id12" draw:start-glue-point="10" draw:end-shape="id7" draw:end-glue-point="5" svg:d="M15347 2125l2219 578" svg:viewBox="0 0 2220 579">
          <text:p/>
        </draw:connector>
        <draw:custom-shape draw:style-name="gr33" draw:text-style-name="P3" xml:id="id13" draw:id="id13" draw:layer="layout" svg:width="3.165cm" svg:height="1.25cm" svg:x="4.85cm" svg:y="1.453cm">
          <text:p text:style-name="P1"><text:span text:style-name="T1">def/def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5" draw:layer="layout" draw:type="line" svg:x1="6.433cm" svg:y1="2.703cm" svg:x2="5.569cm" svg:y2="5.067cm" draw:start-shape="id13" draw:start-glue-point="8" draw:end-shape="id11" draw:end-glue-point="11" svg:d="M6433 2703l-864 2364" svg:viewBox="0 0 865 2365">
          <text:p/>
        </draw:connector>
        <draw:custom-shape draw:style-name="gr35" draw:text-style-name="P15" xml:id="id14" draw:id="id14" draw:layer="layout" svg:width="3.75cm" svg:height="1.25cm" svg:x="8.907cm" svg:y="1.398cm">
          <text:p text:style-name="P14"><text:span text:style-name="T5">SRFI-1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5" draw:layer="layout" draw:type="line" svg:x1="12.657cm" svg:y1="2.023cm" svg:x2="13.597cm" svg:y2="2.125cm" draw:start-shape="id14" draw:start-glue-point="10" draw:end-shape="id12" draw:end-glue-point="6" svg:d="M12657 2023l940 102" svg:viewBox="0 0 941 103">
          <text:p/>
        </draw:connector>
        <draw:connector draw:style-name="gr37" draw:text-style-name="P5" draw:layer="layout" draw:type="line" svg:x1="10.782cm" svg:y1="2.648cm" svg:x2="10.861cm" svg:y2="4.043cm" draw:start-shape="id14" draw:start-glue-point="8" draw:end-shape="id6" draw:end-glue-point="4" svg:d="M10782 2648l79 1395" svg:viewBox="0 0 80 1396">
          <text:p/>
        </draw:connector>
        <draw:connector draw:style-name="gr38" draw:text-style-name="P5" draw:layer="layout" draw:type="line" svg:x1="14.472cm" svg:y1="2.625cm" svg:x2="10.615cm" svg:y2="14.579cm" draw:start-shape="id12" draw:start-glue-point="8" draw:end-shape="id1" draw:end-glue-point="11" svg:d="M14472 2625l-3857 11954" svg:viewBox="0 0 3858 11955">
          <text:p/>
        </draw:connector>
        <draw:custom-shape draw:style-name="gr39" draw:text-style-name="P1" xml:id="id15" draw:id="id15" draw:layer="layout" svg:width="6.717cm" svg:height="1.832cm" svg:x="3.384cm" svg:y="6.947cm">
          <text:p text:style-name="P1"><text:span text:style-name="T1">parse-square-</text:span><text:span text:style-name="T1">brackets-</text:span><text:span text:style-name="T1">argu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6.743cm" svg:y1="8.779cm" svg:x2="7.085cm" svg:y2="10.438cm" draw:start-shape="id15" draw:start-glue-point="8" draw:end-shape="id5" draw:end-glue-point="4" svg:d="M6743 8779l342 1659" svg:viewBox="0 0 343 1660">
          <text:p/>
        </draw:connector>
        <draw:connector draw:style-name="gr41" draw:text-style-name="P17" draw:layer="layout" draw:type="line" svg:x1="9.914cm" svg:y1="10.767cm" svg:x2="14.87cm" svg:y2="8.539cm" draw:start-shape="id5" draw:start-glue-point="11" draw:end-shape="id8" draw:end-glue-point="7" svg:d="M9914 10767l4956-2228" svg:viewBox="0 0 4957 2229">
          <text:p text:style-name="P16"><text:span text:style-name="T3">map</text:span></text:p>
        </draw:connector>
        <draw:connector draw:style-name="gr42" draw:text-style-name="P5" draw:layer="layout" draw:type="line" svg:x1="3.093cm" svg:y1="6.129cm" svg:x2="2.493cm" svg:y2="15.375cm" draw:start-shape="id11" draw:start-glue-point="7" draw:end-shape="id1" draw:end-glue-point="6" svg:d="M3093 6129l-600 9246" svg:viewBox="0 0 601 924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4" draw:display-name="Transparency 4" draw:style="ellipsoid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45" draw:display-name="Extrémités de flèche 45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3:27:08.266947023</meta:creation-date>
    <dc:date>2026-03-04T21:23:44.873984301</dc:date>
    <meta:editing-duration>P9DT11H7M37S</meta:editing-duration>
    <meta:editing-cycles>69</meta:editing-cycles>
    <meta:generator>LibreOffice/24.2.7.2$Linux_X86_64 LibreOffice_project/420$Build-2</meta:generator>
    <meta:document-statistic meta:object-count="42"/>
  </office:meta>
</office:document-meta>
</file>